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1C9CB72946C7B86B4D6.png" manifest:media-type="image/png"/>
  <manifest:file-entry manifest:full-path="Pictures/100000000000030A000002566A74B1F9A18C21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a1a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10 – Emitir NF</text:span></text:p>
      <text:p text:style-name="P1"><draw:frame draw:style-name="fr1" draw:name="Figura1" text:anchor-type="paragraph" svg:width="17cm" svg:height="10.236cm" draw:z-index="0"><draw:image xlink:href="Pictures/10000000000002F7000001C9CB72946C7B86B4D6.png" xlink:type="simple" xlink:show="embed" xlink:actuate="onLoad"/></draw:frame></text:p>
      <text:p text:style-name="P1"><draw:frame draw:style-name="fr1" draw:name="Figura2" text:anchor-type="paragraph" svg:width="17cm" svg:height="13.067cm" draw:z-index="1"><draw:image xlink:href="Pictures/100000000000030A000002566A74B1F9A18C21D5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8:55:20.674000000</dc:date>
    <meta:editing-duration>PT3H57M9S</meta:editing-duration>
    <meta:editing-cycles>10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1" meta:word-count="5" meta:character-count="27" meta:non-whitespace-character-count="21"/>
  </office:meta>
</office:document-meta>
</file>